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7800000F4D000002142DEE2546.svm" manifest:media-type=""/>
  <manifest:file-entry manifest:full-path="Pictures/2000007800000F45000002145DBA28B1.svm" manifest:media-type=""/>
  <manifest:file-entry manifest:full-path="Pictures/2000004E0000058F0000043A1EE9790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469cm" fo:min-width="1.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05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none" draw:fill-color="#000000" draw:textarea-vertical-align="middle"/>
    </style:style>
    <style:style style:name="gr10" style:family="graphic" style:parent-style-name="objectwithoutfill">
      <style:graphic-properties draw:stroke="solid" svg:stroke-width="0.051cm" draw:marker-end="Arrow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svg:stroke-color="#999999" draw:marker-end="Arrow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svg:stroke-color="#b2b2b2" draw:marker-end="Arrow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-width="0.124cm" draw:marker-end-width="0.124cm" draw:fill="solid" draw:fill-color="#999999" draw:textarea-horizontal-align="justify" draw:textarea-vertical-align="middle" draw:auto-grow-height="false" fo:min-height="0.272cm" fo:min-width="0.392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ff3333" draw:marker-end="Arrow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548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ff3333" draw:fill="none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svg:stroke-width="0cm" draw:marker-start-width="0.124cm" draw:marker-end-width="0.124cm" draw:fill="solid" draw:fill-color="#33ff99" draw:opacity="50%" draw:textarea-vertical-align="middle" fo:padding-top="0.125cm" fo:padding-bottom="0.125cm" fo:padding-left="0.25cm" fo:padding-right="0.25cm" draw:shadow-opacity="50%"/>
    </style:style>
    <style:style style:name="gr20" style:family="graphic" style:parent-style-name="objectwithoutfill">
      <style:graphic-properties draw:stroke="solid" svg:stroke-width="0cm" draw:marker-start-width="0.124cm" draw:marker-end-width="0.124cm" draw:fill="solid" draw:fill-color="#ffff99" draw:opacity="50%" draw:textarea-vertical-align="middle" fo:padding-top="0.125cm" fo:padding-bottom="0.125cm" fo:padding-left="0.25cm" fo:padding-right="0.25cm" draw:shadow-opacity="50%"/>
    </style:style>
    <style:style style:name="gr21" style:family="graphic" style:parent-style-name="objectwithoutfill">
      <style:graphic-properties draw:stroke="solid" svg:stroke-width="0.051cm" draw:marker-start-width="0.2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1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1cm" svg:stroke-color="#ff3333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draw:fill="none" draw:fill-color="#000000" fo:min-height="0.549cm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808080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342cm" fo:min-width="0cm" fo:padding-top="0.125cm" fo:padding-bottom="0.125cm" fo:padding-left="0.25cm" fo:padding-right="0.25cm"/>
    </style:style>
    <style:style style:name="gr2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265cm" fo:min-width="0cm" fo:padding-top="0.125cm" fo:padding-bottom="0.125cm" fo:padding-left="0.25cm" fo:padding-right="0.2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4cm" fo:min-width="0.25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05cm"/>
    </style:style>
    <style:style style:name="gr36" style:family="graphic" style:parent-style-name="objectwithoutfill">
      <style:graphic-properties draw:stroke="solid" svg:stroke-width="0.051cm" svg:stroke-color="#ff3333" draw:marker-start-width="0.2cm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ashed" svg:stroke-width="0cm" draw:marker-start-width="0.124cm" draw:marker-end-width="0.124cm" draw:fill="none" draw:fill-color="#000000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3333"/>
    </style:style>
    <style:style style:name="P4" style:family="paragraph">
      <style:text-properties fo:color="#ff3333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b2b2b2"/>
    </style:style>
    <style:style style:name="P7" style:family="paragraph">
      <style:text-properties fo:color="#b2b2b2"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ff0000" fo:font-style="italic" style:font-style-asian="italic" style:font-style-complex="italic"/>
    </style:style>
    <style:style style:name="P10" style:family="paragraph">
      <style:text-properties fo:color="#ff0000"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color="#ff3333" fo:font-style="italic" style:font-style-asian="italic" style:font-style-complex="italic"/>
    </style:style>
    <style:style style:name="P12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ff3333" fo:font-style="italic"/>
    </style:style>
    <style:style style:name="P14" style:family="paragraph">
      <style:text-properties fo:color="#ff3333" fo:font-size="14pt" fo:font-style="italic" style:font-size-asian="14pt" style:font-size-complex="14pt"/>
    </style:style>
    <style:style style:name="P15" style:family="paragraph">
      <style:text-properties fo:color="#0000ff"/>
    </style:style>
    <style:style style:name="P16" style:family="paragraph">
      <style:text-properties fo:color="#0000ff" fo:font-size="14pt" style:font-size-asian="14pt" style:font-size-complex="14pt"/>
    </style:style>
    <style:style style:name="P17" style:family="paragraph">
      <style:text-properties fo:color="#0066cc" fo:font-weight="normal" style:font-weight-asian="normal" style:font-weight-complex="normal"/>
    </style:style>
    <style:style style:name="P18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2b2b2" fo:font-size="16pt" style:font-size-asian="16pt" style:font-size-complex="16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3.244cm" svg:height="2.811cm" draw:transform="rotate (0.258657795145559) translate (2.418cm 3.005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2.509cm" svg:y="2.03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4.387cm" svg:y="1.546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5.928cm" svg:y="2.916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5.328cm" svg:y="5.016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3.415cm" svg:y="5.456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2.016cm" svg:y="3.956cm">
            <draw:text-box>
              <text:p><text:span text:style-name="T1">F</text:span></text:p>
            </draw:text-box>
          </draw:frame>
        </draw:g>
        <draw:g>
          <draw:custom-shape draw:style-name="gr6" draw:text-style-name="P1" draw:layer="layout" svg:width="0.65cm" svg:height="0.65cm" svg:x="7.85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631cm" svg:height="0.602cm" draw:transform="rotate (3.12885175005023) translate (8.489cm 3.7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325cm" svg:height="0.326cm" svg:x="8.021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3.244cm" svg:height="2.811cm" draw:transform="rotate (0.258657795145559) translate (1.6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.7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3.6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5.2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4.6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2.6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.295cm" svg:y="10.098cm">
              <draw:text-box>
                <text:p><text:span text:style-name="T1">F</text:span></text:p>
              </draw:text-box>
            </draw:frame>
          </draw:g>
          <draw:custom-shape draw:style-name="gr1" draw:text-style-name="P1" draw:layer="layout" svg:width="3.244cm" svg:height="2.811cm" draw:transform="rotate (0.258657795145559) translate (7.797cm 9.147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7.888cm" svg:y="8.1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9.966cm" svg:y="7.788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11.307cm" svg:y="9.058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10.707cm" svg:y="11.158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8.794cm" svg:y="11.598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7.395cm" svg:y="10.098cm">
            <draw:text-box>
              <text:p><text:span text:style-name="T1">F</text:span></text:p>
            </draw:text-box>
          </draw:frame>
          <draw:g>
            <draw:custom-shape draw:style-name="gr1" draw:text-style-name="P1" draw:layer="layout" svg:width="3.244cm" svg:height="2.811cm" draw:transform="rotate (0.258657795145559) translate (13.8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3.9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5.8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7.4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6.8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4.8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3.495cm" svg:y="10.098cm">
              <draw:text-box>
                <text:p><text:span text:style-name="T1">F</text:span></text:p>
              </draw:text-box>
            </draw:frame>
          </draw:g>
          <draw:g>
            <draw:custom-shape draw:style-name="gr6" draw:text-style-name="P1" draw:layer="layout" svg:width="0.65cm" svg:height="0.65cm" svg:x="2.29cm" svg:y="7.7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2.921cm 8.7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2.453cm" svg:y="7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9.656cm" svg:y="7.3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0.287cm 8.41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9.819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14.457cm" svg:y="7.7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5.088cm 8.8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14.62cm" svg:y="7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9" draw:text-style-name="P1" draw:layer="layout" svg:width="1.269cm" svg:height="0.436cm" svg:x="2.686cm" svg:y="8.793cm" svg:viewBox="0 0 1270 437" svg:d="M0 381c508 127 762 0 762 0l508-381">
            <text:p/>
          </draw:path>
          <draw:path draw:style-name="gr10" draw:text-style-name="P1" draw:layer="layout" svg:width="1.056cm" svg:height="1.161cm" draw:transform="rotate (-0.58800142499689) translate (3.20376740011772cm 8.05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2.559cm 9.147cm)" svg:viewBox="0 0 1263 709" svg:d="M0 0c524 0 1263 709 1263 709">
            <text:p/>
          </draw:path>
          <draw:path draw:style-name="gr10" draw:text-style-name="P1" draw:layer="layout" svg:width="1.37cm" svg:height="0.636cm" draw:transform="skewX (0.0649262481741892) rotate (-2.43351257605569) translate (10.079cm 8.666cm)" svg:viewBox="0 0 1371 637" svg:d="M0 0c781 0 1371 637 1371 637">
            <text:p/>
          </draw:path>
          <draw:path draw:style-name="gr12" draw:text-style-name="P1" draw:layer="layout" svg:width="1.015cm" svg:height="1.015cm" draw:transform="rotate (-1.5707963267949) translate (11.195cm 8.666cm)" svg:viewBox="0 0 1016 1016" svg:d="M0 1016c635 0 1016-1016 1016-1016">
            <text:p/>
          </draw:path>
          <draw:custom-shape draw:style-name="gr13" draw:text-style-name="P1" draw:layer="layout" svg:width="1.27cm" svg:height="0.889cm" svg:x="5.861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1.27cm" svg:height="0.889cm" svg:x="11.762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11" draw:text-style-name="P1" draw:layer="layout" svg:width="1.056cm" svg:height="1.161cm" draw:transform="rotate (-0.58800142499689) translate (15.4907674001177cm 8.08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14.781cm 9.135cm)" svg:viewBox="0 0 1263 709" svg:d="M0 0c524 0 1263 709 1263 709">
            <text:p/>
          </draw:path>
          <draw:custom-shape draw:style-name="gr13" draw:text-style-name="P1" draw:layer="layout" svg:width="1.27cm" svg:height="0.889cm" svg:x="17.663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081cm" svg:height="1.004cm" svg:x="18.78cm" svg:y="10.202cm">
            <draw:text-box>
              <text:p>...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5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5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7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9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8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6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5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6.78080848674284cm 17.0729604101362cm)" svg:viewBox="0 0 1071 473" svg:d="M0 473c648 0 1071-473 1071-473">
            <text:p/>
          </draw:path>
          <draw:path draw:style-name="gr15" draw:text-style-name="P1" draw:layer="layout" svg:width="0.876cm" svg:height="0.625cm" draw:transform="rotate (-1.40568817955623) translate (8.6028770680792cm 17.2800462267755cm)" svg:viewBox="0 0 877 626" svg:d="M0 626c773 0 877-626 877-626">
            <text:p/>
          </draw:path>
          <draw:path draw:style-name="gr15" draw:text-style-name="P1" draw:layer="layout" svg:width="1.046cm" svg:height="0.523cm" draw:transform="rotate (1.8158405537749) translate (8.62007494057577cm 17.8910166483053cm)" svg:viewBox="0 0 1047 524" svg:d="M0 524c524 0 1047-524 1047-524">
            <text:p/>
          </draw:path>
          <draw:path draw:style-name="gr15" draw:text-style-name="P1" draw:layer="layout" svg:width="0.957cm" svg:height="0.87cm" draw:transform="rotate (2.60123871717235) translate (7.28284601116775cm 17.4950343281712cm)" svg:viewBox="0 0 958 871" svg:d="M0 871c741 0 958-871 958-871">
            <text:p/>
          </draw:path>
          <draw:g>
            <draw:custom-shape draw:style-name="gr1" draw:text-style-name="P1" draw:layer="layout" svg:width="3.244cm" svg:height="2.811cm" draw:transform="rotate (0.258657795145559) translate (11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1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3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5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4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2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1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12.7808084867428cm 17.0729604101362cm)" svg:viewBox="0 0 1071 473" svg:d="M0 473c648 0 1071-473 1071-473">
            <text:p/>
          </draw:path>
          <draw:path draw:style-name="gr15" draw:text-style-name="P1" draw:layer="layout" svg:width="0.957cm" svg:height="0.87cm" draw:transform="rotate (2.60123871717235) translate (13.2828460111677cm 17.4950343281712cm)" svg:viewBox="0 0 958 871" svg:d="M0 871c741 0 958-871 958-871">
            <text:p/>
          </draw:path>
          <draw:frame draw:style-name="gr16" draw:text-style-name="P4" draw:layer="layout" svg:width="0.827cm" svg:height="0.848cm" svg:x="6.515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7.616cm" svg:y="17.9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8.816cm" svg:y="16.6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6.716cm" svg:y="15.81cm">
            <draw:text-box>
              <text:p text:style-name="P3"><text:span text:style-name="T2">4</text:span></text:p>
            </draw:text-box>
          </draw:frame>
          <draw:path draw:style-name="gr15" draw:text-style-name="P1" draw:layer="layout" svg:width="0.807cm" svg:height="0.628cm" draw:transform="rotate (-2.35619449019234) translate (12.2935cm 17.9545cm)" svg:viewBox="0 0 808 629" svg:d="M0 629c539 0 808-629 808-629">
            <text:p/>
          </draw:path>
          <draw:path draw:style-name="gr15" draw:text-style-name="P1" draw:layer="layout" svg:width="0.99cm" svg:height="0.685cm" draw:transform="rotate (0.643502895210309) translate (11.8185200816788cm 18.3583621507745cm)" svg:viewBox="0 0 991 686" svg:d="M0 686c635 0 991-686 991-686">
            <text:p/>
          </draw:path>
          <draw:frame draw:style-name="gr16" draw:text-style-name="P4" draw:layer="layout" svg:width="0.827cm" svg:height="0.848cm" svg:x="10.916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12.517cm" svg:y="18.2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13.118cm" svg:y="17.5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12.519cm" svg:y="15.81cm">
            <draw:text-box>
              <text:p text:style-name="P3"><text:span text:style-name="T2">4</text:span></text:p>
            </draw:text-box>
          </draw:frame>
          <draw:frame draw:style-name="gr16" draw:text-style-name="P5" draw:layer="layout" svg:width="5.907cm" svg:height="1.395cm" svg:x="7.539cm" svg:y="14.208cm">
            <draw:text-box>
              <text:p text:style-name="P5"><text:span text:style-name="T3">Arriving into the vertex A</text:span></text:p>
              <text:p text:style-name="P5"><text:span text:style-name="T3">after 4 moves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3.244cm" svg:height="2.811cm" draw:transform="rotate (0.258657795145559) translate (35.0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5.1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7.0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8.5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7.9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6.0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4.6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7.3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9.1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8.3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5.9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4.1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4.8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166cm" svg:height="0.628cm" draw:transform="rotate (0.785398163397448) translate (36.016cm 16.881cm)" svg:viewBox="0 0 1167 629" svg:d="M0 0c539 0 1167 629 1167 629">
              <text:p/>
            </draw:path>
            <draw:path draw:style-name="gr15" draw:text-style-name="P1" draw:layer="layout" svg:width="1.065cm" svg:height="0.372cm" draw:transform="skewX (-0.429874594766203) rotate (-2.57139358696325) translate (37.413cm 17.035cm)" svg:viewBox="0 0 1066 373" svg:d="M0 0c492 0 1066 373 1066 373">
              <text:p/>
            </draw:path>
            <draw:path draw:style-name="gr15" draw:text-style-name="P1" draw:layer="layout" svg:width="1.019cm" svg:height="0.589cm" draw:transform="skewX (-0.0909316540289046) rotate (-1.36833813356355) translate (36.0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35.689cm 18.686cm)" svg:viewBox="0 0 1044 856" svg:d="M0 0c773 0 1044 856 1044 856">
              <text:p/>
            </draw:path>
            <draw:frame draw:style-name="gr16" draw:text-style-name="P10" draw:layer="layout" svg:width="0.827cm" svg:height="0.848cm" svg:x="35.805cm" svg:y="15.906cm">
              <draw:text-box>
                <text:p text:style-name="P9"><text:span text:style-name="T5">1</text:span></text:p>
              </draw:text-box>
            </draw:frame>
            <draw:frame draw:style-name="gr16" draw:text-style-name="P12" draw:layer="layout" svg:width="0.827cm" svg:height="0.848cm" svg:x="36.806cm" svg:y="17.106cm">
              <draw:text-box>
                <text:p text:style-name="P11"><text:span text:style-name="T6">2</text:span></text:p>
              </draw:text-box>
            </draw:frame>
            <draw:frame draw:style-name="gr17" draw:text-style-name="P14" draw:layer="layout" svg:width="0.827cm" svg:height="0.848cm" svg:x="35.907cm" svg:y="17.606cm">
              <draw:text-box>
                <text:p text:style-name="P13"><text:span text:style-name="T2">3</text:span></text:p>
              </draw:text-box>
            </draw:frame>
            <draw:frame draw:style-name="gr16" draw:text-style-name="P14" draw:layer="layout" svg:width="0.827cm" svg:height="0.848cm" svg:x="36.308cm" svg:y="18.506cm">
              <draw:text-box>
                <text:p text:style-name="P13"><text:span text:style-name="T2">4</text:span></text:p>
              </draw:text-box>
            </draw:frame>
            <draw:g>
              <draw:g>
                <draw:custom-shape draw:style-name="gr1" draw:text-style-name="P1" draw:layer="layout" svg:width="3.244cm" svg:height="2.811cm" draw:transform="rotate (0.258657795145559) translate (28.1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28.2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0.1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1.6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1.0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29.1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27.7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0.4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2.2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1.4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29.0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27.2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27.9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019cm" svg:height="0.589cm" draw:transform="skewX (-0.0909316540289045) rotate (-1.36833813356355) translate (29.1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28.789cm 18.686cm)" svg:viewBox="0 0 1044 856" svg:d="M0 0c773 0 1044 856 1044 856">
              <text:p/>
            </draw:path>
            <draw:frame draw:style-name="gr17" draw:text-style-name="P14" draw:layer="layout" svg:width="0.827cm" svg:height="0.848cm" svg:x="29.107cm" svg:y="17.106cm">
              <draw:text-box>
                <text:p text:style-name="P13"><text:span text:style-name="T2">1</text:span></text:p>
              </draw:text-box>
            </draw:frame>
            <draw:frame draw:style-name="gr16" draw:text-style-name="P14" draw:layer="layout" svg:width="0.827cm" svg:height="0.848cm" svg:x="29.108cm" svg:y="18.106cm">
              <draw:text-box>
                <text:p text:style-name="P13"><text:span text:style-name="T2">2</text:span></text:p>
              </draw:text-box>
            </draw:frame>
            <draw:path draw:style-name="gr15" draw:text-style-name="P1" draw:layer="layout" svg:width="1.03cm" svg:height="0.73cm" draw:transform="skewX (-0.101752695391269) rotate (0.875806218650754) translate (29.81999997631cm 19.7019999840269cm)" svg:viewBox="0 0 1031 731" svg:d="M0 0c661 0 1031 731 1031 731">
              <text:p/>
            </draw:path>
            <draw:frame draw:style-name="gr16" draw:text-style-name="P14" draw:layer="layout" svg:width="0.827cm" svg:height="0.848cm" svg:x="29.809cm" svg:y="18.606cm">
              <draw:text-box>
                <text:p text:style-name="P13"><text:span text:style-name="T2">3</text:span></text:p>
              </draw:text-box>
            </draw:frame>
            <draw:path draw:style-name="gr15" draw:text-style-name="P1" draw:layer="layout" svg:width="0.915cm" svg:height="0.915cm" draw:transform="rotate (-2.15879775179179) translate (31.217cm 19.856cm)" svg:viewBox="0 0 916 916" svg:d="M0 0c458 0 916 916 916 916">
              <text:p/>
            </draw:path>
            <draw:frame draw:style-name="gr16" draw:text-style-name="P14" draw:layer="layout" svg:width="0.827cm" svg:height="0.848cm" svg:x="30.309cm" svg:y="20.106cm">
              <draw:text-box>
                <text:p text:style-name="P13"><text:span text:style-name="T2">4</text:span></text:p>
              </draw:text-box>
            </draw:frame>
            <draw:custom-shape draw:style-name="gr18" draw:text-style-name="P1" draw:layer="layout" svg:width="0.635cm" svg:height="0.635cm" svg:x="29.185cm" svg:y="20.5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662cm" svg:height="0.635cm" svg:x="36.043cm" svg:y="20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5" draw:layer="layout" svg:width="10.704cm" svg:height="1.395cm" svg:x="27.988cm" svg:y="13.146cm">
            <draw:text-box>
              <text:p text:style-name="P1"><text:span text:style-name="T3">Different paths, which lead to the same vertex,</text:span></text:p>
              <text:p text:style-name="P1"><text:span text:style-name="T3">provided the same amount of moves</text:span></text:p>
            </draw:text-box>
          </draw:frame>
        </draw:g>
        <draw:g>
          <draw:path draw:style-name="gr19" draw:text-style-name="P1" draw:layer="layout" svg:width="3.125cm" svg:height="2.583cm" draw:transform="skewX (0.0640535835481919) rotate (-2.99690485859946) translate (4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19" draw:text-style-name="P1" draw:layer="layout" svg:width="3.125cm" svg:height="2.583cm" draw:transform="skewX (0.0640535835481919) rotate (-2.99690485859946) translate (42.7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0" draw:text-style-name="P1" draw:layer="layout" svg:width="3.034cm" svg:height="2.815cm" draw:transform="rotate (-1.79210407594778) translate (38.0026037823446cm 28.8053717851232cm)" svg:viewBox="0 0 3035 2816" svg:d="M516 2530c343 63 782-210 1032 96 275 338 628 124 929 119 320-5 627-295 545-615-83-322-23-664-112-985-83-302-56-659-310-888-260-235-639-287-984-243-302 38-644-93-913 69-288 174-489 482-615 795-114 286-124 628 12 899 146 290-106 686 297 835l182-41z">
            <text:p/>
          </draw:path>
          <draw:path draw:style-name="gr20" draw:text-style-name="P1" draw:layer="layout" svg:width="9.806cm" svg:height="5.208cm" draw:transform="rotate (-3.14159265358979) translate (36.2671742600573cm 34.0634688973779cm)" svg:viewBox="0 0 9807 5209" svg:d="M4020 5204c311 0 623 12 933 0 303-10 589-47 907-80 331-33 532-134 853-187 338-55 640-240 907-480 260-232 517-492 853-613 390-139 558-559 693-907 124-318 280-628 507-880 281-312 64-664-133-880-241-263-614-276-934-347-445-97-904-114-1360-106-496 9-996 0-1493 0-364 0-729-6-1093 0-375 8-747-63-1120-107-501-57-967-232-1467-293-350-42-682-270-1040-214-250 40-565-375-720 187-87 318-394 580-293 880 102 303 168 651 426 853 246 194 535 524 880 374 366-159 569 271 640 533 82 304-116 655 240 880 276 176 523 394 827 533 333 154 589 447 800 747l213 107z">
            <text:p/>
          </draw:path>
          <draw:frame draw:style-name="gr16" draw:text-style-name="P8" draw:layer="layout" svg:width="2.089cm" svg:height="0.848cm" svg:x="32.439cm" svg:y="26.019cm">
            <draw:text-box>
              <text:p><text:span text:style-name="T3">F(0, N)</text:span></text:p>
            </draw:text-box>
          </draw:frame>
          <draw:frame draw:style-name="gr16" draw:text-style-name="P8" draw:layer="layout" svg:width="2.804cm" svg:height="0.848cm" svg:x="28.051cm" svg:y="27.584cm">
            <draw:text-box>
              <text:p><text:span text:style-name="T3">F(1, N - 1)</text:span></text:p>
            </draw:text-box>
          </draw:frame>
          <draw:frame draw:style-name="gr16" draw:text-style-name="P8" draw:layer="layout" svg:width="2.804cm" svg:height="0.848cm" svg:x="36.498cm" svg:y="27.543cm">
            <draw:text-box>
              <text:p><text:span text:style-name="T3">F(5, N - 1)</text:span></text:p>
            </draw:text-box>
          </draw:frame>
          <draw:frame draw:style-name="gr16" draw:text-style-name="P8" draw:layer="layout" svg:width="2.804cm" svg:height="0.848cm" svg:x="25.511cm" svg:y="28.94cm">
            <draw:text-box>
              <text:p><text:span text:style-name="T3">F(2, N - 2)</text:span></text:p>
            </draw:text-box>
          </draw:frame>
          <draw:frame draw:style-name="gr16" draw:text-style-name="P4" draw:layer="layout" svg:width="2.804cm" svg:height="0.848cm" svg:x="29.502cm" svg:y="28.981cm">
            <draw:text-box>
              <text:p text:style-name="P3"><text:span text:style-name="T2">F(0, N - 2)</text:span></text:p>
            </draw:text-box>
          </draw:frame>
          <draw:frame draw:style-name="gr16" draw:text-style-name="P8" draw:layer="layout" svg:width="2.804cm" svg:height="0.848cm" svg:x="31.602cm" svg:y="30.381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27.902cm" svg:y="30.381cm">
            <draw:text-box>
              <text:p><text:span text:style-name="T3">F(1, N - 3)</text:span></text:p>
            </draw:text-box>
          </draw:frame>
          <draw:frame draw:style-name="gr16" draw:text-style-name="P4" draw:layer="layout" svg:width="2.804cm" svg:height="0.848cm" svg:x="35.098cm" svg:y="28.943cm">
            <draw:text-box>
              <text:p text:style-name="P3"><text:span text:style-name="T2">F(0, N - 2)</text:span></text:p>
            </draw:text-box>
          </draw:frame>
          <draw:path draw:style-name="gr19" draw:text-style-name="P1" draw:layer="layout" svg:width="3.125cm" svg:height="2.583cm" draw:transform="skewX (0.0640535835481919) rotate (-2.99690485859946) translate (3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frame draw:style-name="gr16" draw:text-style-name="P16" draw:layer="layout" svg:width="2.804cm" svg:height="0.848cm" svg:x="33.3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0.302cm" svg:y="31.981cm">
            <draw:text-box>
              <text:p><text:span text:style-name="T3">F(0, N - 4)</text:span></text:p>
            </draw:text-box>
          </draw:frame>
          <draw:frame draw:style-name="gr16" draw:text-style-name="P8" draw:layer="layout" svg:width="2.804cm" svg:height="0.848cm" svg:x="38.698cm" svg:y="28.943cm">
            <draw:text-box>
              <text:p><text:span text:style-name="T3">F(4, N - 2)</text:span></text:p>
            </draw:text-box>
          </draw:frame>
          <draw:frame draw:style-name="gr16" draw:text-style-name="P8" draw:layer="layout" svg:width="2.804cm" svg:height="0.848cm" svg:x="37.498cm" svg:y="30.343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41.757cm" svg:y="30.378cm">
            <draw:text-box>
              <text:p><text:span text:style-name="T3">F(3, N - 3)</text:span></text:p>
            </draw:text-box>
          </draw:frame>
          <draw:frame draw:style-name="gr17" draw:text-style-name="P16" draw:layer="layout" svg:width="2.804cm" svg:height="0.848cm" svg:x="43.164cm" svg:y="31.861cm">
            <draw:text-box>
              <text:p text:style-name="P15"><text:span text:style-name="T7">F(4, N - 4)</text:span></text:p>
            </draw:text-box>
          </draw:frame>
          <draw:frame draw:style-name="gr16" draw:text-style-name="P16" draw:layer="layout" svg:width="2.804cm" svg:height="0.848cm" svg:x="39.5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6.502cm" svg:y="31.981cm">
            <draw:text-box>
              <text:p><text:span text:style-name="T3">F(0, N - 4)</text:span></text:p>
            </draw:text-box>
          </draw:frame>
          <draw:line draw:style-name="gr21" draw:text-style-name="P1" draw:layer="layout" svg:x1="32.496cm" svg:y1="26.781cm" svg:x2="30.591cm" svg:y2="27.67cm">
            <text:p/>
          </draw:line>
          <draw:line draw:style-name="gr22" draw:text-style-name="P1" draw:layer="layout" svg:x1="34.401cm" svg:y1="26.654cm" svg:x2="36.56cm" svg:y2="27.797cm">
            <text:p/>
          </draw:line>
          <draw:line draw:style-name="gr22" draw:text-style-name="P1" draw:layer="layout" svg:x1="28.051cm" svg:y1="28.432cm" svg:x2="27.162cm" svg:y2="28.94cm">
            <text:p/>
          </draw:line>
          <draw:line draw:style-name="gr22" draw:text-style-name="P1" draw:layer="layout" svg:x1="30.083cm" svg:y1="28.305cm" svg:x2="30.591cm" svg:y2="29.067cm">
            <text:p/>
          </draw:line>
          <draw:line draw:style-name="gr22" draw:text-style-name="P1" draw:layer="layout" svg:x1="25.765cm" svg:y1="29.829cm" svg:x2="24.749cm" svg:y2="30.464cm">
            <text:p/>
          </draw:line>
          <draw:line draw:style-name="gr22" draw:text-style-name="P1" draw:layer="layout" svg:x1="26.781cm" svg:y1="29.956cm" svg:x2="26.527cm" svg:y2="30.718cm">
            <text:p/>
          </draw:line>
          <draw:line draw:style-name="gr22" draw:text-style-name="P1" draw:layer="layout" svg:x1="30.464cm" svg:y1="29.702cm" svg:x2="29.194cm" svg:y2="30.464cm">
            <text:p/>
          </draw:line>
          <draw:line draw:style-name="gr22" draw:text-style-name="P1" draw:layer="layout" svg:x1="31.226cm" svg:y1="29.702cm" svg:x2="32.623cm" svg:y2="30.337cm">
            <text:p/>
          </draw:line>
          <draw:line draw:style-name="gr22" draw:text-style-name="P1" draw:layer="layout" svg:x1="32.496cm" svg:y1="31.353cm" svg:x2="31.734cm" svg:y2="31.988cm">
            <text:p/>
          </draw:line>
          <draw:line draw:style-name="gr22" draw:text-style-name="P1" draw:layer="layout" svg:x1="33.258cm" svg:y1="31.226cm" svg:x2="34.401cm" svg:y2="31.988cm">
            <text:p/>
          </draw:line>
          <draw:line draw:style-name="gr22" draw:text-style-name="P1" draw:layer="layout" svg:x1="28.432cm" svg:y1="31.226cm" svg:x2="27.162cm" svg:y2="31.988cm">
            <text:p/>
          </draw:line>
          <draw:line draw:style-name="gr22" draw:text-style-name="P1" draw:layer="layout" svg:x1="29.067cm" svg:y1="31.353cm" svg:x2="28.559cm" svg:y2="32.242cm">
            <text:p/>
          </draw:line>
          <draw:line draw:style-name="gr22" draw:text-style-name="P1" draw:layer="layout" svg:x1="37.322cm" svg:y1="28.305cm" svg:x2="36.687cm" svg:y2="29.067cm">
            <text:p/>
          </draw:line>
          <draw:line draw:style-name="gr22" draw:text-style-name="P1" draw:layer="layout" svg:x1="38.719cm" svg:y1="28.432cm" svg:x2="39.608cm" svg:y2="29.067cm">
            <text:p/>
          </draw:line>
          <draw:line draw:style-name="gr22" draw:text-style-name="P1" draw:layer="layout" svg:x1="39.354cm" svg:y1="29.829cm" svg:x2="38.846cm" svg:y2="30.464cm">
            <text:p/>
          </draw:line>
          <draw:line draw:style-name="gr22" draw:text-style-name="P1" draw:layer="layout" svg:x1="41.259cm" svg:y1="29.702cm" svg:x2="42.275cm" svg:y2="30.464cm">
            <text:p/>
          </draw:line>
          <draw:line draw:style-name="gr22" draw:text-style-name="P1" draw:layer="layout" svg:x1="38.592cm" svg:y1="31.226cm" svg:x2="37.957cm" svg:y2="31.988cm">
            <text:p/>
          </draw:line>
          <draw:line draw:style-name="gr22" draw:text-style-name="P1" draw:layer="layout" svg:x1="39.608cm" svg:y1="31.226cm" svg:x2="40.878cm" svg:y2="31.988cm">
            <text:p/>
          </draw:line>
          <draw:line draw:style-name="gr22" draw:text-style-name="P1" draw:layer="layout" svg:x1="43.418cm" svg:y1="31.226cm" svg:x2="44.053cm" svg:y2="31.988cm">
            <text:p/>
          </draw:line>
          <draw:line draw:style-name="gr22" draw:text-style-name="P1" draw:layer="layout" svg:x1="44.434cm" svg:y1="31.099cm" svg:x2="45.958cm" svg:y2="31.861cm">
            <text:p/>
          </draw:line>
          <draw:line draw:style-name="gr22" draw:text-style-name="P1" draw:layer="layout" svg:x1="35.798cm" svg:y1="29.829cm" svg:x2="35.417cm" svg:y2="30.591cm">
            <text:p/>
          </draw:line>
          <draw:line draw:style-name="gr22" draw:text-style-name="P1" draw:layer="layout" svg:x1="36.306cm" svg:y1="29.702cm" svg:x2="36.687cm" svg:y2="30.718cm">
            <text:p/>
          </draw:line>
          <draw:frame draw:style-name="gr16" draw:layer="layout" svg:width="1.081cm" svg:height="1.004cm" svg:x="24.114cm" svg:y="30.21cm">
            <draw:text-box>
              <text:p>...</text:p>
            </draw:text-box>
          </draw:frame>
          <draw:frame draw:style-name="gr16" draw:layer="layout" svg:width="1.081cm" svg:height="1.004cm" svg:x="25.915cm" svg:y="30.41cm">
            <draw:text-box>
              <text:p>...</text:p>
            </draw:text-box>
          </draw:frame>
          <draw:frame draw:style-name="gr16" draw:layer="layout" svg:width="1.081cm" svg:height="1.004cm" svg:x="26.516cm" svg:y="31.61cm">
            <draw:text-box>
              <text:p>...</text:p>
            </draw:text-box>
          </draw:frame>
          <draw:frame draw:style-name="gr16" draw:layer="layout" svg:width="1.081cm" svg:height="1.004cm" svg:x="28.017cm" svg:y="31.81cm">
            <draw:text-box>
              <text:p>...</text:p>
            </draw:text-box>
          </draw:frame>
          <draw:frame draw:style-name="gr16" draw:layer="layout" svg:width="1.081cm" svg:height="1.004cm" svg:x="34.844cm" svg:y="30.222cm">
            <draw:text-box>
              <text:p>...</text:p>
            </draw:text-box>
          </draw:frame>
          <draw:frame draw:style-name="gr16" draw:layer="layout" svg:width="1.081cm" svg:height="1.004cm" svg:x="36.245cm" svg:y="30.222cm">
            <draw:text-box>
              <text:p>...</text:p>
            </draw:text-box>
          </draw:frame>
          <draw:frame draw:style-name="gr16" draw:layer="layout" svg:width="1.081cm" svg:height="1.004cm" svg:x="45.512cm" svg:y="31.48cm">
            <draw:text-box>
              <text:p>...</text:p>
            </draw:text-box>
          </draw:frame>
          <draw:line draw:style-name="gr22" draw:text-style-name="P1" draw:layer="layout" svg:x1="44.195cm" svg:y1="32.661cm" svg:x2="44.156cm" svg:y2="33.55cm">
            <text:p/>
          </draw:line>
          <draw:line draw:style-name="gr22" draw:text-style-name="P1" draw:layer="layout" svg:x1="45.211cm" svg:y1="32.788cm" svg:x2="45.934cm" svg:y2="33.55cm">
            <text:p/>
          </draw:line>
          <draw:frame draw:style-name="gr16" draw:layer="layout" svg:width="1.081cm" svg:height="1.004cm" svg:x="43.648cm" svg:y="33.169cm">
            <draw:text-box>
              <text:p>...</text:p>
            </draw:text-box>
          </draw:frame>
          <draw:frame draw:style-name="gr16" draw:layer="layout" svg:width="1.081cm" svg:height="1.004cm" svg:x="45.615cm" svg:y="33.169cm">
            <draw:text-box>
              <text:p>...</text:p>
            </draw:text-box>
          </draw:frame>
          <draw:line draw:style-name="gr22" draw:text-style-name="P1" draw:layer="layout" svg:x1="40.562cm" svg:y1="32.749cm" svg:x2="40.523cm" svg:y2="33.638cm">
            <text:p/>
          </draw:line>
          <draw:line draw:style-name="gr22" draw:text-style-name="P1" draw:layer="layout" svg:x1="41.578cm" svg:y1="32.876cm" svg:x2="42.301cm" svg:y2="33.638cm">
            <text:p/>
          </draw:line>
          <draw:line draw:style-name="gr22" draw:text-style-name="P1" draw:layer="layout" svg:x1="37.429cm" svg:y1="32.737cm" svg:x2="37.39cm" svg:y2="33.626cm">
            <text:p/>
          </draw:line>
          <draw:line draw:style-name="gr22" draw:text-style-name="P1" draw:layer="layout" svg:x1="38.445cm" svg:y1="32.864cm" svg:x2="39.168cm" svg:y2="33.626cm">
            <text:p/>
          </draw:line>
          <draw:line draw:style-name="gr22" draw:text-style-name="P1" draw:layer="layout" svg:x1="34.029cm" svg:y1="32.737cm" svg:x2="33.99cm" svg:y2="33.626cm">
            <text:p/>
          </draw:line>
          <draw:line draw:style-name="gr22" draw:text-style-name="P1" draw:layer="layout" svg:x1="35.045cm" svg:y1="32.864cm" svg:x2="35.768cm" svg:y2="33.626cm">
            <text:p/>
          </draw:line>
          <draw:line draw:style-name="gr22" draw:text-style-name="P1" draw:layer="layout" svg:x1="30.829cm" svg:y1="32.737cm" svg:x2="30.79cm" svg:y2="33.626cm">
            <text:p/>
          </draw:line>
          <draw:line draw:style-name="gr22" draw:text-style-name="P1" draw:layer="layout" svg:x1="31.845cm" svg:y1="32.864cm" svg:x2="32.568cm" svg:y2="33.626cm">
            <text:p/>
          </draw:line>
          <draw:frame draw:style-name="gr16" draw:layer="layout" svg:width="1.081cm" svg:height="1.004cm" svg:x="41.749cm" svg:y="33.169cm">
            <draw:text-box>
              <text:p>...</text:p>
            </draw:text-box>
          </draw:frame>
          <draw:frame draw:style-name="gr16" draw:layer="layout" svg:width="1.081cm" svg:height="1.004cm" svg:x="39.95cm" svg:y="33.169cm">
            <draw:text-box>
              <text:p>...</text:p>
            </draw:text-box>
          </draw:frame>
          <draw:frame draw:style-name="gr16" draw:layer="layout" svg:width="1.081cm" svg:height="1.004cm" svg:x="38.651cm" svg:y="33.169cm">
            <draw:text-box>
              <text:p>...</text:p>
            </draw:text-box>
          </draw:frame>
          <draw:frame draw:style-name="gr16" draw:layer="layout" svg:width="1.081cm" svg:height="1.004cm" svg:x="36.852cm" svg:y="33.169cm">
            <draw:text-box>
              <text:p>...</text:p>
            </draw:text-box>
          </draw:frame>
          <draw:frame draw:style-name="gr16" draw:layer="layout" svg:width="1.081cm" svg:height="1.004cm" svg:x="35.353cm" svg:y="33.169cm">
            <draw:text-box>
              <text:p>...</text:p>
            </draw:text-box>
          </draw:frame>
          <draw:frame draw:style-name="gr16" draw:layer="layout" svg:width="1.081cm" svg:height="1.004cm" svg:x="33.454cm" svg:y="33.169cm">
            <draw:text-box>
              <text:p>...</text:p>
            </draw:text-box>
          </draw:frame>
          <draw:frame draw:style-name="gr16" draw:layer="layout" svg:width="1.081cm" svg:height="1.004cm" svg:x="32.055cm" svg:y="33.169cm">
            <draw:text-box>
              <text:p>...</text:p>
            </draw:text-box>
          </draw:frame>
          <draw:frame draw:style-name="gr16" draw:layer="layout" svg:width="1.081cm" svg:height="1.004cm" svg:x="30.156cm" svg:y="33.169cm">
            <draw:text-box>
              <text:p>...</text:p>
            </draw:text-box>
          </draw:frame>
        </draw:g>
        <draw:frame draw:style-name="gr16" draw:text-style-name="P5" draw:layer="layout" svg:width="7.033cm" svg:height="1.395cm" svg:x="29.781cm" svg:y="23.606cm">
          <draw:text-box>
            <text:p text:style-name="P1"><text:span text:style-name="T3">Prsense of identical subtrees </text:span></text:p>
            <text:p text:style-name="P1"><text:span text:style-name="T3">in the tree of recursive calls</text:span></text:p>
          </draw:text-box>
        </draw:frame>
        <draw:g>
          <draw:frame draw:style-name="gr16" draw:text-style-name="P8" draw:layer="layout" svg:width="10.522cm" svg:height="9.6cm" svg:x="24.896cm" svg:y="1.843cm">
            <draw:text-box>
              <text:p><text:span text:style-name="T3">Amount of paths, which ends in </text:span></text:p>
              <text:p><text:span text:style-name="T3">the vertex </text:span><text:span text:style-name="T8">0 </text:span><text:span text:style-name="T3">defined as </text:span><text:span text:style-name="T8">F(0, N),</text:span></text:p>
              <text:p><text:span text:style-name="T9">provided that amount of moves is </text:span><text:span text:style-name="T8">N</text:span><text:span text:style-name="T9">.</text:span></text:p>
              <text:p><text:span text:style-name="T3"/></text:p>
              <text:p><text:span text:style-name="T3">We can arrive into the vertex </text:span><text:span text:style-name="T8">0</text:span><text:span text:style-name="T3"> only </text:span></text:p>
              <text:p><text:span text:style-name="T3">from the adjacent</text:span><text:span text:style-name="T3"> vertices: </text:span><text:span text:style-name="T8">1</text:span><text:span text:style-name="T3"> and </text:span><text:span text:style-name="T8">5</text:span><text:span text:style-name="T3">. </text:span></text:p>
              <text:p><text:span text:style-name="T3"/></text:p>
              <text:p><text:span text:style-name="T3">So, we should calculate the amount of paths, </text:span></text:p>
              <text:p><text:span text:style-name="T3">which ends in the adjacent vertices,</text:span></text:p>
              <text:p><text:span text:style-name="T9">provided that amount of moves is </text:span><text:span text:style-name="T8">(N-1)</text:span><text:span text:style-name="T3">.</text:span></text:p>
              <text:p><text:span text:style-name="T3"/></text:p>
              <text:p><text:span text:style-name="T3">Amount of paths to adjacent vertices</text:span></text:p>
              <text:p><text:span text:style-name="T3">are defined as </text:span><text:span text:style-name="T8">F(1, N – 1)</text:span><text:span text:style-name="T3"> and </text:span><text:span text:style-name="T8">F(5, N – 1)</text:span><text:span text:style-name="T9">.</text:span></text:p>
              <text:p><text:span text:style-name="T3"/></text:p>
              <text:p><text:span text:style-name="T3">Hence: </text:span></text:p>
              <text:p><text:span text:style-name="T8">F(0, N) = F(1, N – 1) + F(5, N - 1)</text:span></text:p>
              <text:p><text:span text:style-name="T8"/></text:p>
            </draw:text-box>
          </draw:frame>
          <draw:g>
            <draw:g>
              <draw:g>
                <draw:custom-shape draw:style-name="gr1" draw:text-style-name="P1" draw:layer="layout" svg:width="3.244cm" svg:height="2.811cm" draw:transform="rotate (0.258657795145559) translate (37.483cm 5.828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7.574cm" svg:y="4.861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9.452cm" svg:y="4.369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40.993cm" svg:y="5.739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40.393cm" svg:y="7.839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8.48cm" svg:y="8.279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7.081cm" svg:y="6.779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9.729cm" svg:y="3.748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41.53cm" svg:y="5.748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40.731cm" svg:y="8.448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8.332cm" svg:y="8.948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6.533cm" svg:y="6.848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7.234cm" svg:y="4.348cm">
                <draw:text-box>
                  <text:p><text:span text:style-name="T3">0</text:span></text:p>
                </draw:text-box>
              </draw:frame>
            </draw:g>
            <draw:line draw:style-name="gr23" draw:text-style-name="P1" draw:layer="layout" svg:x1="37.157cm" svg:y1="6.796cm" svg:x2="37.538cm" svg:y2="5.399cm">
              <text:p/>
            </draw:line>
            <draw:line draw:style-name="gr23" draw:text-style-name="P1" draw:layer="layout" svg:x1="39.57cm" svg:y1="4.31cm" svg:x2="38.173cm" svg:y2="4.691cm">
              <text:p/>
            </draw:line>
          </draw:g>
          <draw:frame draw:style-name="gr24" draw:text-style-name="P17" draw:layer="layout" svg:width="2.089cm" svg:height="0.849cm" svg:x="36.106cm" svg:y="3.507cm">
            <draw:text-box>
              <text:p text:style-name="P17"><text:span text:style-name="T10">F(0, N)</text:span></text:p>
            </draw:text-box>
          </draw:frame>
          <draw:frame draw:style-name="gr24" draw:text-style-name="P17" draw:layer="layout" svg:width="2.914cm" svg:height="0.849cm" svg:x="39.435cm" svg:y="3.013cm">
            <draw:text-box>
              <text:p text:style-name="P17"><text:span text:style-name="T10">F(1, N – 1)</text:span></text:p>
            </draw:text-box>
          </draw:frame>
          <draw:frame draw:style-name="gr24" draw:text-style-name="P17" draw:layer="layout" svg:width="2.914cm" svg:height="0.849cm" svg:x="35.298cm" svg:y="7.739cm">
            <draw:text-box>
              <text:p text:style-name="P17"><text:span text:style-name="T10">F(5, N – 1)</text:span>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4.569cm 26.843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4.66cm" svg:y="25.876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6.538cm" svg:y="25.384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8.079cm" svg:y="26.754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7.479cm" svg:y="28.854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5.566cm" svg:y="29.294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4.167cm" svg:y="27.794cm">
              <draw:text-box>
                <text:p><text:span text:style-name="T1">F</text:span></text:p>
              </draw:text-box>
            </draw:frame>
          </draw:g>
          <draw:line draw:style-name="gr25" draw:text-style-name="P1" draw:layer="layout" svg:x1="5.304cm" svg:y1="26.627cm" svg:x2="7.717cm" svg:y2="29.04cm">
            <text:p/>
          </draw:line>
          <draw:frame draw:style-name="gr26" draw:text-style-name="P1" draw:layer="layout" svg:width="2.081cm" svg:height="1.582cm" svg:x="9.776cm" svg:y="26.827cm">
            <draw:image xlink:href="Pictures/2000004E0000058F0000043A1EE97908.svm" xlink:type="simple" xlink:show="embed" xlink:actuate="onLoad">
              <text:p/>
            </draw:image>
          </draw:frame>
          <draw:custom-shape draw:style-name="gr27" draw:text-style-name="P1" draw:layer="layout" svg:width="0.354cm" svg:height="1.678cm" svg:x="9.522cm" svg:y="26.77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6" draw:text-style-name="P8" draw:layer="layout" svg:width="1.157cm" svg:height="0.848cm" svg:x="12.924cm" svg:y="27.162cm">
            <draw:text-box>
              <text:p><text:span text:style-name="T3">(1)</text:span></text:p>
            </draw:text-box>
          </draw:frame>
        </draw:g>
        <draw:frame draw:style-name="gr26" draw:text-style-name="P1" draw:layer="layout" svg:width="5.777cm" svg:height="0.785cm" svg:x="5.401cm" svg:y="31.381cm">
          <draw:image xlink:href="Pictures/2000007800000F45000002145DBA28B1.svm" xlink:type="simple" xlink:show="embed" xlink:actuate="onLoad">
            <text:p/>
          </draw:image>
        </draw:frame>
        <draw:frame draw:style-name="gr26" draw:text-style-name="P1" draw:layer="layout" svg:width="5.62cm" svg:height="0.762cm" svg:x="5.437cm" svg:y="32.242cm">
          <draw:image xlink:href="Pictures/2000007800000F4D000002142DEE2546.svm" xlink:type="simple" xlink:show="embed" xlink:actuate="onLoad">
            <text:p/>
          </draw:image>
        </draw:frame>
        <draw:custom-shape draw:style-name="gr28" draw:text-style-name="P1" draw:layer="layout" svg:width="0.508cm" svg:height="1.651cm" svg:x="4.991cm" svg:y="31.3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8" draw:layer="layout" svg:width="1.157cm" svg:height="0.848cm" svg:x="12.557cm" svg:y="31.675cm">
          <draw:text-box>
            <text:p><text:span text:style-name="T3">(8)</text:span></text:p>
          </draw:text-box>
        </draw:frame>
        <draw:custom-shape draw:style-name="gr29" draw:text-style-name="P1" draw:layer="layout" svg:width="1.281cm" svg:height="1.112cm" draw:transform="rotate (0.258657795145559) translate (5.958cm 36.601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0" draw:text-style-name="P18" draw:layer="layout" svg:width="0.347cm" svg:height="0.641cm" svg:x="5.894cm" svg:y="36.019cm">
          <draw:text-box>
            <text:p text:style-name="P18"><text:span text:style-name="T11">A</text:span></text:p>
          </draw:text-box>
        </draw:frame>
        <draw:frame draw:style-name="gr31" draw:text-style-name="P18" draw:layer="layout" svg:width="0.347cm" svg:height="0.641cm" svg:x="6.736cm" svg:y="35.825cm">
          <draw:text-box>
            <text:p text:style-name="P18"><text:span text:style-name="T11">B</text:span></text:p>
          </draw:text-box>
        </draw:frame>
        <draw:frame draw:style-name="gr32" draw:text-style-name="P18" draw:layer="layout" svg:width="0.359cm" svg:height="0.641cm" svg:x="7.345cm" svg:y="36.467cm">
          <draw:text-box>
            <text:p text:style-name="P18"><text:span text:style-name="T11">C</text:span></text:p>
          </draw:text-box>
        </draw:frame>
        <draw:frame draw:style-name="gr33" draw:text-style-name="P18" draw:layer="layout" svg:width="0.359cm" svg:height="0.641cm" svg:x="7.108cm" svg:y="37.296cm">
          <draw:text-box>
            <text:p text:style-name="P18"><text:span text:style-name="T11">D</text:span></text:p>
          </draw:text-box>
        </draw:frame>
        <draw:frame draw:style-name="gr34" draw:text-style-name="P18" draw:layer="layout" svg:width="0.347cm" svg:height="0.641cm" svg:x="6.252cm" svg:y="37.471cm">
          <draw:text-box>
            <text:p text:style-name="P18"><text:span text:style-name="T11">E</text:span></text:p>
          </draw:text-box>
        </draw:frame>
        <draw:frame draw:style-name="gr35" draw:text-style-name="P18" draw:layer="layout" svg:width="0.334cm" svg:height="0.641cm" svg:x="5.699cm" svg:y="36.877cm">
          <draw:text-box>
            <text:p text:style-name="P18"><text:span text:style-name="T11">F</text:span></text:p>
          </draw:text-box>
        </draw:frame>
        <draw:line draw:style-name="gr36" draw:text-style-name="P1" draw:layer="layout" svg:x1="6.715cm" svg:y1="36.152cm" svg:x2="6.207cm" svg:y2="36.279cm">
          <text:p/>
        </draw:line>
        <draw:line draw:style-name="gr36" draw:text-style-name="P1" draw:layer="layout" svg:x1="5.926cm" svg:y1="36.968cm" svg:x2="6.08cm" svg:y2="36.46cm">
          <text:p/>
        </draw:line>
        <draw:line draw:style-name="gr37" draw:text-style-name="P1" draw:layer="layout" svg:x1="6.207cm" svg:y1="36.433cm" svg:x2="7.223cm" svg:y2="37.449cm">
          <text:p/>
        </draw:line>
        <draw:custom-shape draw:style-name="gr29" draw:text-style-name="P1" draw:layer="layout" svg:width="1.281cm" svg:height="1.112cm" draw:transform="rotate (0.258657795145559) translate (9.159cm 36.602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0" draw:text-style-name="P18" draw:layer="layout" svg:width="0.347cm" svg:height="0.641cm" svg:x="9.095cm" svg:y="36.02cm">
          <draw:text-box>
            <text:p text:style-name="P18"><text:span text:style-name="T11">A</text:span></text:p>
          </draw:text-box>
        </draw:frame>
        <draw:frame draw:style-name="gr31" draw:text-style-name="P18" draw:layer="layout" svg:width="0.347cm" svg:height="0.641cm" svg:x="9.937cm" svg:y="35.826cm">
          <draw:text-box>
            <text:p text:style-name="P18"><text:span text:style-name="T11">B</text:span></text:p>
          </draw:text-box>
        </draw:frame>
        <draw:frame draw:style-name="gr32" draw:text-style-name="P18" draw:layer="layout" svg:width="0.359cm" svg:height="0.641cm" svg:x="10.546cm" svg:y="36.468cm">
          <draw:text-box>
            <text:p text:style-name="P18"><text:span text:style-name="T11">C</text:span></text:p>
          </draw:text-box>
        </draw:frame>
        <draw:frame draw:style-name="gr33" draw:text-style-name="P18" draw:layer="layout" svg:width="0.359cm" svg:height="0.641cm" svg:x="10.309cm" svg:y="37.297cm">
          <draw:text-box>
            <text:p text:style-name="P18"><text:span text:style-name="T11">D</text:span></text:p>
          </draw:text-box>
        </draw:frame>
        <draw:frame draw:style-name="gr34" draw:text-style-name="P18" draw:layer="layout" svg:width="0.347cm" svg:height="0.641cm" svg:x="9.453cm" svg:y="37.472cm">
          <draw:text-box>
            <text:p text:style-name="P18"><text:span text:style-name="T11">E</text:span></text:p>
          </draw:text-box>
        </draw:frame>
        <draw:frame draw:style-name="gr35" draw:text-style-name="P18" draw:layer="layout" svg:width="0.334cm" svg:height="0.641cm" svg:x="8.9cm" svg:y="36.878cm">
          <draw:text-box>
            <text:p text:style-name="P18"><text:span text:style-name="T11">F</text:span></text:p>
          </draw:text-box>
        </draw:frame>
        <draw:line draw:style-name="gr36" draw:text-style-name="P1" draw:layer="layout" svg:x1="9.482cm" svg:y1="36.306cm" svg:x2="10.017cm" svg:y2="36.179cm">
          <text:p/>
        </draw:line>
        <draw:line draw:style-name="gr36" draw:text-style-name="P1" draw:layer="layout" svg:x1="10.652cm" svg:y1="36.56cm" svg:x2="10.271cm" svg:y2="36.179cm">
          <text:p/>
        </draw:line>
        <draw:line draw:style-name="gr37" draw:text-style-name="P1" draw:layer="layout" svg:x1="9.408cm" svg:y1="36.434cm" svg:x2="10.424cm" svg:y2="37.45cm">
          <text:p/>
        </draw:line>
        <draw:custom-shape draw:style-name="gr29" draw:text-style-name="P1" draw:layer="layout" svg:width="1.281cm" svg:height="1.112cm" draw:transform="rotate (0.258657795145559) translate (12.36cm 36.603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0" draw:text-style-name="P18" draw:layer="layout" svg:width="0.347cm" svg:height="0.641cm" svg:x="12.296cm" svg:y="36.021cm">
          <draw:text-box>
            <text:p text:style-name="P18"><text:span text:style-name="T11">A</text:span></text:p>
          </draw:text-box>
        </draw:frame>
        <draw:frame draw:style-name="gr31" draw:text-style-name="P18" draw:layer="layout" svg:width="0.347cm" svg:height="0.641cm" svg:x="13.138cm" svg:y="35.827cm">
          <draw:text-box>
            <text:p text:style-name="P18"><text:span text:style-name="T11">B</text:span></text:p>
          </draw:text-box>
        </draw:frame>
        <draw:frame draw:style-name="gr32" draw:text-style-name="P18" draw:layer="layout" svg:width="0.359cm" svg:height="0.641cm" svg:x="13.747cm" svg:y="36.469cm">
          <draw:text-box>
            <text:p text:style-name="P18"><text:span text:style-name="T11">C</text:span></text:p>
          </draw:text-box>
        </draw:frame>
        <draw:frame draw:style-name="gr33" draw:text-style-name="P18" draw:layer="layout" svg:width="0.359cm" svg:height="0.641cm" svg:x="13.51cm" svg:y="37.298cm">
          <draw:text-box>
            <text:p text:style-name="P18"><text:span text:style-name="T11">D</text:span></text:p>
          </draw:text-box>
        </draw:frame>
        <draw:frame draw:style-name="gr34" draw:text-style-name="P18" draw:layer="layout" svg:width="0.347cm" svg:height="0.641cm" svg:x="12.654cm" svg:y="37.473cm">
          <draw:text-box>
            <text:p text:style-name="P18"><text:span text:style-name="T11">E</text:span></text:p>
          </draw:text-box>
        </draw:frame>
        <draw:frame draw:style-name="gr35" draw:text-style-name="P18" draw:layer="layout" svg:width="0.334cm" svg:height="0.641cm" svg:x="12.101cm" svg:y="36.879cm">
          <draw:text-box>
            <text:p text:style-name="P18"><text:span text:style-name="T11">F</text:span></text:p>
          </draw:text-box>
        </draw:frame>
        <draw:line draw:style-name="gr36" draw:text-style-name="P1" draw:layer="layout" svg:x1="13.827cm" svg:y1="37.449cm" svg:x2="13.954cm" svg:y2="36.941cm">
          <text:p/>
        </draw:line>
        <draw:line draw:style-name="gr36" draw:text-style-name="P1" draw:layer="layout" svg:x1="13.446cm" svg:y1="36.179cm" svg:x2="13.954cm" svg:y2="36.687cm">
          <text:p/>
        </draw:line>
        <draw:line draw:style-name="gr37" draw:text-style-name="P1" draw:layer="layout" svg:x1="12.609cm" svg:y1="36.435cm" svg:x2="13.625cm" svg:y2="37.4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4:00.733882000</meta:creation-date>
    <dc:date>2017-04-02T15:06:19.739592000</dc:date>
    <meta:editing-duration>P5DT18H11M48S</meta:editing-duration>
    <meta:editing-cycles>14</meta:editing-cycles>
    <meta:generator>LibreOffice/4.3.1.2$MacOSX_x86 LibreOffice_project/958349dc3b25111dbca392fbc281a05559ef6848</meta:generator>
    <meta:document-statistic meta:object-count="286"/>
  </office:meta>
</office:document-meta>
</file>